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3CD8FE3CE7904A6BDA2.png" manifest:media-type="image/png"/>
  <manifest:file-entry manifest:full-path="Pictures/100000010000077F0000043872CB781D9DCBAA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2" text:anchor-type="char" svg:width="17cm" svg:height="9.569cm" draw:z-index="1"><draw:image xlink:href="Pictures/100000010000077F0000043872CB781D9DCBAA2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17cm" svg:height="8.629cm" draw:z-index="0"><draw:image xlink:href="Pictures/100000010000077D000003CD8FE3CE7904A6BD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4:01:48.593000000</meta:creation-date>
    <dc:date>2023-10-30T14:02:32.198000000</dc:date>
    <meta:editing-duration>PT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6.2$Windows_X86_64 LibreOffice_project/5b1f5509c2decdade7fda905e3e1429a67acd63d</meta:generator>
  </office:meta>
</office:document-meta>
</file>